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Hoja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TIEMPO SIN SOLUCION</text:p>
          </table:table-cell>
          <table:table-cell table:number-columns-repeated="3"/>
          <table:table-cell office:value-type="string" calcext:value-type="string">
            <text:p>TIEMPO CAMINO SIMPLE</text:p>
          </table:table-cell>
          <table:table-cell table:number-columns-repeated="3"/>
          <table:table-cell office:value-type="string" calcext:value-type="string">
            <text:p>TIEMPO PEOR CASO</text:p>
          </table:table-cell>
          <table:table-cell table:number-columns-repeated="3"/>
          <table:table-cell office:value-type="string" calcext:value-type="string">
            <text:p>TIEMPO CASO RANDO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372" calcext:value-type="float">
            <text:p>63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842" calcext:value-type="float">
            <text:p>78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842" calcext:value-type="float">
            <text:p>78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901" calcext:value-type="float">
            <text:p>490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333" calcext:value-type="float">
            <text:p>83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333" calcext:value-type="float">
            <text:p>83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292" calcext:value-type="float">
            <text:p>1029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391" calcext:value-type="float">
            <text:p>539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823" calcext:value-type="float">
            <text:p>882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802" calcext:value-type="float">
            <text:p>98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234" calcext:value-type="float">
            <text:p>1323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372" calcext:value-type="float">
            <text:p>637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1763" calcext:value-type="float">
            <text:p>117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664" calcext:value-type="float">
            <text:p>166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842" calcext:value-type="float">
            <text:p>784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744" calcext:value-type="float">
            <text:p>1274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3234" calcext:value-type="float">
            <text:p>1323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0585" calcext:value-type="float">
            <text:p>2058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313" calcext:value-type="float">
            <text:p>931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4214" calcext:value-type="float">
            <text:p>1421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5684" calcext:value-type="float">
            <text:p>1568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0586" calcext:value-type="float">
            <text:p>2058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253" calcext:value-type="float">
            <text:p>1225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605" calcext:value-type="float">
            <text:p>196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9605" calcext:value-type="float">
            <text:p>196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6957" calcext:value-type="float">
            <text:p>2695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743" calcext:value-type="float">
            <text:p>1274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4997" calcext:value-type="float">
            <text:p>2499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0096" calcext:value-type="float">
            <text:p>2009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2839" calcext:value-type="float">
            <text:p>3283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194" calcext:value-type="float">
            <text:p>1519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8428" calcext:value-type="float">
            <text:p>2842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586" calcext:value-type="float">
            <text:p>2058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0484" calcext:value-type="float">
            <text:p>5048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7155" calcext:value-type="float">
            <text:p>1715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3819" calcext:value-type="float">
            <text:p>3381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1565" calcext:value-type="float">
            <text:p>2156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7346" calcext:value-type="float">
            <text:p>5734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2546" calcext:value-type="float">
            <text:p>2254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6563" calcext:value-type="float">
            <text:p>4656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3036" calcext:value-type="float">
            <text:p>2303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5678" calcext:value-type="float">
            <text:p>6567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3036" calcext:value-type="float">
            <text:p>2303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9013" calcext:value-type="float">
            <text:p>490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4506" calcext:value-type="float">
            <text:p>2450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3520" calcext:value-type="float">
            <text:p>7352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5487" calcext:value-type="float">
            <text:p>2548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3424" calcext:value-type="float">
            <text:p>5342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6957" calcext:value-type="float">
            <text:p>2695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2833" calcext:value-type="float">
            <text:p>8283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8428" calcext:value-type="float">
            <text:p>2842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1757" calcext:value-type="float">
            <text:p>6175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8918" calcext:value-type="float">
            <text:p>2891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5773" calcext:value-type="float">
            <text:p>8577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1858" calcext:value-type="float">
            <text:p>3185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9599" calcext:value-type="float">
            <text:p>6959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9898" calcext:value-type="float">
            <text:p>2989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2145" calcext:value-type="float">
            <text:p>921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7250" calcext:value-type="float">
            <text:p>3725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8421" calcext:value-type="float">
            <text:p>7842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819" calcext:value-type="float">
            <text:p>3381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2438" calcext:value-type="float">
            <text:p>10243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3622" calcext:value-type="float">
            <text:p>4362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7734" calcext:value-type="float">
            <text:p>8773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89" calcext:value-type="float">
            <text:p>3528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30865" calcext:value-type="float">
            <text:p>13086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4112" calcext:value-type="float">
            <text:p>4411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8027" calcext:value-type="float">
            <text:p>980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8230" calcext:value-type="float">
            <text:p>3823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4590" calcext:value-type="float">
            <text:p>14459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0478" calcext:value-type="float">
            <text:p>10047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9701" calcext:value-type="float">
            <text:p>3970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49001" calcext:value-type="float">
            <text:p>14900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7346" calcext:value-type="float">
            <text:p>5734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7339" calcext:value-type="float">
            <text:p>10733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1171" calcext:value-type="float">
            <text:p>4117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49001" calcext:value-type="float">
            <text:p>14900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0287" calcext:value-type="float">
            <text:p>6028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08320" calcext:value-type="float">
            <text:p>10832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5093" calcext:value-type="float">
            <text:p>45093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57823" calcext:value-type="float">
            <text:p>157823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61267" calcext:value-type="float">
            <text:p>6126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52921" calcext:value-type="float">
            <text:p>15292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9503" calcext:value-type="float">
            <text:p>4950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76448" calcext:value-type="float">
            <text:p>17644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71559" calcext:value-type="float">
            <text:p>71559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56352" calcext:value-type="float">
            <text:p>15635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52444" calcext:value-type="float">
            <text:p>5244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80859" calcext:value-type="float">
            <text:p>18085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75481" calcext:value-type="float">
            <text:p>7548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7823" calcext:value-type="float">
            <text:p>157823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4405" calcext:value-type="float">
            <text:p>5440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85271" calcext:value-type="float">
            <text:p>18527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82833" calcext:value-type="float">
            <text:p>82833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65665" calcext:value-type="float">
            <text:p>16566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5875" calcext:value-type="float">
            <text:p>5587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87231" calcext:value-type="float">
            <text:p>18723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84793" calcext:value-type="float">
            <text:p>8479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73997" calcext:value-type="float">
            <text:p>17399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55875" calcext:value-type="float">
            <text:p>5587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90172" calcext:value-type="float">
            <text:p>19017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00478" calcext:value-type="float">
            <text:p>10047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74487" calcext:value-type="float">
            <text:p>17448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6855" calcext:value-type="float">
            <text:p>5685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4386" calcext:value-type="float">
            <text:p>20438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378" calcext:value-type="float">
            <text:p>10537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77428" calcext:value-type="float">
            <text:p>17742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56855" calcext:value-type="float">
            <text:p>5685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13698" calcext:value-type="float">
            <text:p>21369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13711" calcext:value-type="float">
            <text:p>11371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3310" calcext:value-type="float">
            <text:p>18331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7836" calcext:value-type="float">
            <text:p>5783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23991" calcext:value-type="float">
            <text:p>22399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7530" calcext:value-type="float">
            <text:p>14753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0661" calcext:value-type="float">
            <text:p>19066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59306" calcext:value-type="float">
            <text:p>59306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34773" calcext:value-type="float">
            <text:p>23477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59783" calcext:value-type="float">
            <text:p>15978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2623" calcext:value-type="float">
            <text:p>19262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61267" calcext:value-type="float">
            <text:p>6126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37224" calcext:value-type="float">
            <text:p>23722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60763" calcext:value-type="float">
            <text:p>16076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4583" calcext:value-type="float">
            <text:p>19458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62247" calcext:value-type="float">
            <text:p>6224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51438" calcext:value-type="float">
            <text:p>25143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79389" calcext:value-type="float">
            <text:p>179389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03895" calcext:value-type="float">
            <text:p>203895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65678" calcext:value-type="float">
            <text:p>6567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52418" calcext:value-type="float">
            <text:p>25241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82820" calcext:value-type="float">
            <text:p>18282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11737" calcext:value-type="float">
            <text:p>21173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67639" calcext:value-type="float">
            <text:p>676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55850" calcext:value-type="float">
            <text:p>25585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4583" calcext:value-type="float">
            <text:p>194583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22031" calcext:value-type="float">
            <text:p>22203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71069" calcext:value-type="float">
            <text:p>7106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66632" calcext:value-type="float">
            <text:p>26663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5563" calcext:value-type="float">
            <text:p>195563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32323" calcext:value-type="float">
            <text:p>23232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71069" calcext:value-type="float">
            <text:p>71069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69573" calcext:value-type="float">
            <text:p>26957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03405" calcext:value-type="float">
            <text:p>203405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43106" calcext:value-type="float">
            <text:p>243106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73520" calcext:value-type="float">
            <text:p>7352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75455" calcext:value-type="float">
            <text:p>27545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13208" calcext:value-type="float">
            <text:p>213208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54869" calcext:value-type="float">
            <text:p>25486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76461" calcext:value-type="float">
            <text:p>7646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80846" calcext:value-type="float">
            <text:p>280846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20559" calcext:value-type="float">
            <text:p>22055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55359" calcext:value-type="float">
            <text:p>2553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79402" calcext:value-type="float">
            <text:p>7940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83787" calcext:value-type="float">
            <text:p>28378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26931" calcext:value-type="float">
            <text:p>22693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62221" calcext:value-type="float">
            <text:p>26222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81852" calcext:value-type="float">
            <text:p>81852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94079" calcext:value-type="float">
            <text:p>294079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28402" calcext:value-type="float">
            <text:p>22840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66142" calcext:value-type="float">
            <text:p>26614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85284" calcext:value-type="float">
            <text:p>8528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00941" calcext:value-type="float">
            <text:p>30094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47517" calcext:value-type="float">
            <text:p>247517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77906" calcext:value-type="float">
            <text:p>277906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88224" calcext:value-type="float">
            <text:p>88224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01922" calcext:value-type="float">
            <text:p>30192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49478" calcext:value-type="float">
            <text:p>249478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313195" calcext:value-type="float">
            <text:p>31319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90184" calcext:value-type="float">
            <text:p>9018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19077" calcext:value-type="float">
            <text:p>319077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63692" calcext:value-type="float">
            <text:p>26369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25938" calcext:value-type="float">
            <text:p>32593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91164" calcext:value-type="float">
            <text:p>9116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342603" calcext:value-type="float">
            <text:p>34260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74475" calcext:value-type="float">
            <text:p>274475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349465" calcext:value-type="float">
            <text:p>34946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94596" calcext:value-type="float">
            <text:p>94596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344074" calcext:value-type="float">
            <text:p>344074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296531" calcext:value-type="float">
            <text:p>29653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355836" calcext:value-type="float">
            <text:p>355836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97536" calcext:value-type="float">
            <text:p>97536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375442" calcext:value-type="float">
            <text:p>37544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324468" calcext:value-type="float">
            <text:p>324468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365149" calcext:value-type="float">
            <text:p>365149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00478" calcext:value-type="float">
            <text:p>10047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77893" calcext:value-type="float">
            <text:p>37789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25448" calcext:value-type="float">
            <text:p>325448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85150" calcext:value-type="float">
            <text:p>3851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187231" calcext:value-type="float">
            <text:p>187231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49452" calcext:value-type="float">
            <text:p>449452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336231" calcext:value-type="float">
            <text:p>336231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MEJOR CAS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IEMPO SIN EJES</text:p>
          </table:table-cell>
          <table:table-cell table:number-columns-repeated="3"/>
          <table:table-cell office:value-type="string" calcext:value-type="string">
            <text:p>COMPLEJIDA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TIEMPO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50" calcext:value-type="float">
            <text:p>24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844" calcext:value-type="float">
            <text:p>7844</text:p>
          </table:table-cell>
          <table:table-cell table:number-columns-repeated="3"/>
          <table:table-cell table:formula="of:=[.C57]/[.G57]" office:value-type="float" office:value="0.312340642529322" calcext:value-type="float">
            <text:p>0,3123406425</text:p>
          </table:table-cell>
          <table:table-cell/>
          <table:table-cell office:value-type="float" office:value="7842" calcext:value-type="float">
            <text:p>7842</text:p>
          </table:table-cell>
          <table:table-cell table:formula="of:=[.M57]/[.G57]" office:value-type="float" office:value="0.999745028046915" calcext:value-type="float">
            <text:p>0,999745028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451" calcext:value-type="float">
            <text:p>245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float" office:value="14212.5" calcext:value-type="float">
            <text:p>14213</text:p>
          </table:table-cell>
          <table:table-cell table:number-columns-repeated="3"/>
          <table:table-cell table:formula="of:=[.C58]/[.G58]" office:value-type="float" office:value="0.17245382585752" calcext:value-type="float">
            <text:p>0,1724538259</text:p>
          </table:table-cell>
          <table:table-cell/>
          <table:table-cell office:value-type="float" office:value="10292" calcext:value-type="float">
            <text:p>10292</text:p>
          </table:table-cell>
          <table:table-cell table:formula="of:=[.M58]/[.G58]" office:value-type="float" office:value="0.72415127528584" calcext:value-type="float">
            <text:p>0,724151275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451" calcext:value-type="float">
            <text:p>245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float" office:value="18380.5" calcext:value-type="float">
            <text:p>18381</text:p>
          </table:table-cell>
          <table:table-cell table:number-columns-repeated="3"/>
          <table:table-cell table:formula="of:=[.C59]/[.G59]" office:value-type="float" office:value="0.133347841462419" calcext:value-type="float">
            <text:p>0,1333478415</text:p>
          </table:table-cell>
          <table:table-cell/>
          <table:table-cell office:value-type="float" office:value="13234" calcext:value-type="float">
            <text:p>13234</text:p>
          </table:table-cell>
          <table:table-cell table:formula="of:=[.M59]/[.G59]" office:value-type="float" office:value="0.720002176219363" calcext:value-type="float">
            <text:p>0,7200021762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451" calcext:value-type="float">
            <text:p>245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" office:value-type="float" office:value="23281" calcext:value-type="float">
            <text:p>23281</text:p>
          </table:table-cell>
          <table:table-cell table:number-columns-repeated="3"/>
          <table:table-cell table:formula="of:=[.C60]/[.G60]" office:value-type="float" office:value="0.105278982861561" calcext:value-type="float">
            <text:p>0,1052789829</text:p>
          </table:table-cell>
          <table:table-cell/>
          <table:table-cell office:value-type="float" office:value="16664" calcext:value-type="float">
            <text:p>16664</text:p>
          </table:table-cell>
          <table:table-cell table:formula="of:=[.M60]/[.G60]" office:value-type="float" office:value="0.715776813710751" calcext:value-type="float">
            <text:p>0,7157768137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451" calcext:value-type="float">
            <text:p>245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float" office:value="28917" calcext:value-type="float">
            <text:p>28917</text:p>
          </table:table-cell>
          <table:table-cell table:number-columns-repeated="3"/>
          <table:table-cell table:formula="of:=[.C61]/[.G61]" office:value-type="float" office:value="0.0847598298578691" calcext:value-type="float">
            <text:p>0,0847598299</text:p>
          </table:table-cell>
          <table:table-cell/>
          <table:table-cell office:value-type="float" office:value="20585" calcext:value-type="float">
            <text:p>20585</text:p>
          </table:table-cell>
          <table:table-cell table:formula="of:=[.M61]/[.G61]" office:value-type="float" office:value="0.711864992910745" calcext:value-type="float">
            <text:p>0,7118649929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451" calcext:value-type="float">
            <text:p>245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" office:value-type="float" office:value="28183.5" calcext:value-type="float">
            <text:p>28184</text:p>
          </table:table-cell>
          <table:table-cell table:number-columns-repeated="3"/>
          <table:table-cell table:formula="of:=[.C62]/[.G62]" office:value-type="float" office:value="0.0869657778487413" calcext:value-type="float">
            <text:p>0,0869657778</text:p>
          </table:table-cell>
          <table:table-cell/>
          <table:table-cell office:value-type="float" office:value="20586" calcext:value-type="float">
            <text:p>20586</text:p>
          </table:table-cell>
          <table:table-cell table:formula="of:=[.M62]/[.G62]" office:value-type="float" office:value="0.730427377721007" calcext:value-type="float">
            <text:p>0,7304273777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451" calcext:value-type="float">
            <text:p>245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" office:value-type="float" office:value="34309" calcext:value-type="float">
            <text:p>34309</text:p>
          </table:table-cell>
          <table:table-cell table:number-columns-repeated="3"/>
          <table:table-cell table:formula="of:=[.C63]/[.G63]" office:value-type="float" office:value="0.0714389810253869" calcext:value-type="float">
            <text:p>0,071438981</text:p>
          </table:table-cell>
          <table:table-cell/>
          <table:table-cell office:value-type="float" office:value="26957" calcext:value-type="float">
            <text:p>26957</text:p>
          </table:table-cell>
          <table:table-cell table:formula="of:=[.M63]/[.G63]" office:value-type="float" office:value="0.785712203794923" calcext:value-type="float">
            <text:p>0,7857122038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941" calcext:value-type="float">
            <text:p>294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41906.5" calcext:value-type="float">
            <text:p>41907</text:p>
          </table:table-cell>
          <table:table-cell table:number-columns-repeated="3"/>
          <table:table-cell table:formula="of:=[.C64]/[.G64]" office:value-type="float" office:value="0.0701800436686433" calcext:value-type="float">
            <text:p>0,0701800437</text:p>
          </table:table-cell>
          <table:table-cell/>
          <table:table-cell office:value-type="float" office:value="32839" calcext:value-type="float">
            <text:p>32839</text:p>
          </table:table-cell>
          <table:table-cell table:formula="of:=[.M64]/[.G64]" office:value-type="float" office:value="0.78362545189887" calcext:value-type="float">
            <text:p>0,7836254519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941" calcext:value-type="float">
            <text:p>294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" office:value-type="float" office:value="66659" calcext:value-type="float">
            <text:p>66659</text:p>
          </table:table-cell>
          <table:table-cell table:number-columns-repeated="3"/>
          <table:table-cell table:formula="of:=[.C65]/[.G65]" office:value-type="float" office:value="0.044120073808488" calcext:value-type="float">
            <text:p>0,0441200738</text:p>
          </table:table-cell>
          <table:table-cell/>
          <table:table-cell office:value-type="float" office:value="50484" calcext:value-type="float">
            <text:p>50484</text:p>
          </table:table-cell>
          <table:table-cell table:formula="of:=[.M65]/[.G65]" office:value-type="float" office:value="0.757347094915915" calcext:value-type="float">
            <text:p>0,7573470949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941" calcext:value-type="float">
            <text:p>294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" office:value-type="float" office:value="75236" calcext:value-type="float">
            <text:p>75236</text:p>
          </table:table-cell>
          <table:table-cell table:number-columns-repeated="3"/>
          <table:table-cell table:formula="of:=[.C66]/[.G66]" office:value-type="float" office:value="0.0390903290977723" calcext:value-type="float">
            <text:p>0,0390903291</text:p>
          </table:table-cell>
          <table:table-cell/>
          <table:table-cell office:value-type="float" office:value="57346" calcext:value-type="float">
            <text:p>57346</text:p>
          </table:table-cell>
          <table:table-cell table:formula="of:=[.M66]/[.G66]" office:value-type="float" office:value="0.762214897123717" calcext:value-type="float">
            <text:p>0,762214897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941" calcext:value-type="float">
            <text:p>294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85528.5" calcext:value-type="float">
            <text:p>85529</text:p>
          </table:table-cell>
          <table:table-cell table:number-columns-repeated="3"/>
          <table:table-cell table:formula="of:=[.C67]/[.G67]" office:value-type="float" office:value="0.0343861987524626" calcext:value-type="float">
            <text:p>0,0343861988</text:p>
          </table:table-cell>
          <table:table-cell/>
          <table:table-cell office:value-type="float" office:value="65678" calcext:value-type="float">
            <text:p>65678</text:p>
          </table:table-cell>
          <table:table-cell table:formula="of:=[.M67]/[.G67]" office:value-type="float" office:value="0.767907773432248" calcext:value-type="float">
            <text:p>0,7679077734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431" calcext:value-type="float">
            <text:p>343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" office:value-type="float" office:value="95576" calcext:value-type="float">
            <text:p>95576</text:p>
          </table:table-cell>
          <table:table-cell table:number-columns-repeated="3"/>
          <table:table-cell table:formula="of:=[.C68]/[.G68]" office:value-type="float" office:value="0.0358981334226166" calcext:value-type="float">
            <text:p>0,0358981334</text:p>
          </table:table-cell>
          <table:table-cell/>
          <table:table-cell office:value-type="float" office:value="73520" calcext:value-type="float">
            <text:p>73520</text:p>
          </table:table-cell>
          <table:table-cell table:formula="of:=[.M68]/[.G68]" office:value-type="float" office:value="0.769230769230769" calcext:value-type="float">
            <text:p>0,7692307692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431" calcext:value-type="float">
            <text:p>343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1" office:value-type="float" office:value="107339.5" calcext:value-type="float">
            <text:p>107340</text:p>
          </table:table-cell>
          <table:table-cell table:number-columns-repeated="3"/>
          <table:table-cell table:formula="of:=[.C69]/[.G69]" office:value-type="float" office:value="0.0319640020682042" calcext:value-type="float">
            <text:p>0,0319640021</text:p>
          </table:table-cell>
          <table:table-cell/>
          <table:table-cell office:value-type="float" office:value="82833" calcext:value-type="float">
            <text:p>82833</text:p>
          </table:table-cell>
          <table:table-cell table:formula="of:=[.M69]/[.G69]" office:value-type="float" office:value="0.771691688521001" calcext:value-type="float">
            <text:p>0,7716916885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431" calcext:value-type="float">
            <text:p>343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109544.5" calcext:value-type="float">
            <text:p>109545</text:p>
          </table:table-cell>
          <table:table-cell table:number-columns-repeated="3"/>
          <table:table-cell table:formula="of:=[.C70]/[.G70]" office:value-type="float" office:value="0.0313206048683412" calcext:value-type="float">
            <text:p>0,0313206049</text:p>
          </table:table-cell>
          <table:table-cell/>
          <table:table-cell office:value-type="float" office:value="85773" calcext:value-type="float">
            <text:p>85773</text:p>
          </table:table-cell>
          <table:table-cell table:formula="of:=[.M70]/[.G70]" office:value-type="float" office:value="0.782996864288029" calcext:value-type="float">
            <text:p>0,7829968643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431" calcext:value-type="float">
            <text:p>343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" office:value-type="float" office:value="116652" calcext:value-type="float">
            <text:p>116652</text:p>
          </table:table-cell>
          <table:table-cell table:number-columns-repeated="3"/>
          <table:table-cell table:formula="of:=[.C71]/[.G71]" office:value-type="float" office:value="0.0294122689709563" calcext:value-type="float">
            <text:p>0,029412269</text:p>
          </table:table-cell>
          <table:table-cell/>
          <table:table-cell office:value-type="float" office:value="92145" calcext:value-type="float">
            <text:p>92145</text:p>
          </table:table-cell>
          <table:table-cell table:formula="of:=[.M71]/[.G71]" office:value-type="float" office:value="0.78991358913692" calcext:value-type="float">
            <text:p>0,7899135891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431" calcext:value-type="float">
            <text:p>343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1" office:value-type="float" office:value="129395.5" calcext:value-type="float">
            <text:p>129396</text:p>
          </table:table-cell>
          <table:table-cell table:number-columns-repeated="3"/>
          <table:table-cell table:formula="of:=[.C72]/[.G72]" office:value-type="float" office:value="0.0265156052567516" calcext:value-type="float">
            <text:p>0,0265156053</text:p>
          </table:table-cell>
          <table:table-cell/>
          <table:table-cell office:value-type="float" office:value="102438" calcext:value-type="float">
            <text:p>102438</text:p>
          </table:table-cell>
          <table:table-cell table:formula="of:=[.M72]/[.G72]" office:value-type="float" office:value="0.791665861641247" calcext:value-type="float">
            <text:p>0,7916658616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921" calcext:value-type="float">
            <text:p>392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ce1" office:value-type="float" office:value="169340.5" calcext:value-type="float">
            <text:p>169341</text:p>
          </table:table-cell>
          <table:table-cell table:number-columns-repeated="3"/>
          <table:table-cell table:formula="of:=[.C73]/[.G73]" office:value-type="float" office:value="0.023154531845601" calcext:value-type="float">
            <text:p>0,0231545318</text:p>
          </table:table-cell>
          <table:table-cell/>
          <table:table-cell office:value-type="float" office:value="130865" calcext:value-type="float">
            <text:p>130865</text:p>
          </table:table-cell>
          <table:table-cell table:formula="of:=[.M73]/[.G73]" office:value-type="float" office:value="0.772792096397495" calcext:value-type="float">
            <text:p>0,7727920964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921" calcext:value-type="float">
            <text:p>392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G75]-[.I75]" office:value-type="float" office:value="197033" calcext:value-type="float">
            <text:p>197033</text:p>
          </table:table-cell>
          <table:table-cell table:number-columns-repeated="3"/>
          <table:table-cell table:formula="of:=[.C74]/[.G74]" office:value-type="float" office:value="0.0199002197601417" calcext:value-type="float">
            <text:p>0,0199002198</text:p>
          </table:table-cell>
          <table:table-cell/>
          <table:table-cell office:value-type="float" office:value="144590" calcext:value-type="float">
            <text:p>144590</text:p>
          </table:table-cell>
          <table:table-cell table:formula="of:=[.M74]/[.G74]" office:value-type="float" office:value="0.733836463942588" calcext:value-type="float">
            <text:p>0,7338364639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921" calcext:value-type="float">
            <text:p>392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76]-[.I76]" office:value-type="float" office:value="197033" calcext:value-type="float">
            <text:p>197033</text:p>
          </table:table-cell>
          <table:table-cell table:number-columns-repeated="3"/>
          <table:table-cell table:formula="of:=[.C75]/[.G75]" office:value-type="float" office:value="0.0199002197601417" calcext:value-type="float">
            <text:p>0,0199002198</text:p>
          </table:table-cell>
          <table:table-cell/>
          <table:table-cell office:value-type="float" office:value="149001" calcext:value-type="float">
            <text:p>149001</text:p>
          </table:table-cell>
          <table:table-cell table:formula="of:=[.M75]/[.G75]" office:value-type="float" office:value="0.756223576761253" calcext:value-type="float">
            <text:p>0,756223576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921" calcext:value-type="float">
            <text:p>39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7033" calcext:value-type="float">
            <text:p>197033</text:p>
          </table:table-cell>
          <table:table-cell table:number-columns-repeated="3"/>
          <table:table-cell table:formula="of:=[.C76]/[.G76]" office:value-type="float" office:value="0.0199002197601417" calcext:value-type="float">
            <text:p>0,0199002198</text:p>
          </table:table-cell>
          <table:table-cell/>
          <table:table-cell office:value-type="float" office:value="149001" calcext:value-type="float">
            <text:p>149001</text:p>
          </table:table-cell>
          <table:table-cell table:formula="of:=[.M76]/[.G76]" office:value-type="float" office:value="0.756223576761253" calcext:value-type="float">
            <text:p>0,7562235768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921" calcext:value-type="float">
            <text:p>392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12228" calcext:value-type="float">
            <text:p>212228</text:p>
          </table:table-cell>
          <table:table-cell table:number-columns-repeated="3"/>
          <table:table-cell table:formula="of:=[.C77]/[.G77]" office:value-type="float" office:value="0.0184754132348229" calcext:value-type="float">
            <text:p>0,0184754132</text:p>
          </table:table-cell>
          <table:table-cell/>
          <table:table-cell office:value-type="float" office:value="157823" calcext:value-type="float">
            <text:p>157823</text:p>
          </table:table-cell>
          <table:table-cell table:formula="of:=[.M77]/[.G77]" office:value-type="float" office:value="0.743648340464029" calcext:value-type="float">
            <text:p>0,7436483405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921" calcext:value-type="float">
            <text:p>392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28892" calcext:value-type="float">
            <text:p>228892</text:p>
          </table:table-cell>
          <table:table-cell table:number-columns-repeated="3"/>
          <table:table-cell table:formula="of:=[.C78]/[.G78]" office:value-type="float" office:value="0.0171303496845674" calcext:value-type="float">
            <text:p>0,0171303497</text:p>
          </table:table-cell>
          <table:table-cell/>
          <table:table-cell office:value-type="float" office:value="176448" calcext:value-type="float">
            <text:p>176448</text:p>
          </table:table-cell>
          <table:table-cell table:formula="of:=[.M78]/[.G78]" office:value-type="float" office:value="0.770878842423501" calcext:value-type="float">
            <text:p>0,7708788424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921" calcext:value-type="float">
            <text:p>392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45556" calcext:value-type="float">
            <text:p>245556</text:p>
          </table:table-cell>
          <table:table-cell table:number-columns-repeated="3"/>
          <table:table-cell table:formula="of:=[.C79]/[.G79]" office:value-type="float" office:value="0.0159678444020916" calcext:value-type="float">
            <text:p>0,0159678444</text:p>
          </table:table-cell>
          <table:table-cell/>
          <table:table-cell office:value-type="float" office:value="180859" calcext:value-type="float">
            <text:p>180859</text:p>
          </table:table-cell>
          <table:table-cell table:formula="of:=[.M79]/[.G79]" office:value-type="float" office:value="0.736528531170079" calcext:value-type="float">
            <text:p>0,736528531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921" calcext:value-type="float">
            <text:p>392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63692" calcext:value-type="float">
            <text:p>263692</text:p>
          </table:table-cell>
          <table:table-cell table:number-columns-repeated="3"/>
          <table:table-cell table:formula="of:=[.C80]/[.G80]" office:value-type="float" office:value="0.0148696206179937" calcext:value-type="float">
            <text:p>0,0148696206</text:p>
          </table:table-cell>
          <table:table-cell/>
          <table:table-cell office:value-type="float" office:value="185271" calcext:value-type="float">
            <text:p>185271</text:p>
          </table:table-cell>
          <table:table-cell table:formula="of:=[.M80]/[.G80]" office:value-type="float" office:value="0.702603795336984" calcext:value-type="float">
            <text:p>0,7026037953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921" calcext:value-type="float">
            <text:p>392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81826" calcext:value-type="float">
            <text:p>281826</text:p>
          </table:table-cell>
          <table:table-cell table:number-columns-repeated="3"/>
          <table:table-cell table:formula="of:=[.C81]/[.G81]" office:value-type="float" office:value="0.0139128398373464" calcext:value-type="float">
            <text:p>0,0139128398</text:p>
          </table:table-cell>
          <table:table-cell/>
          <table:table-cell office:value-type="float" office:value="187231" calcext:value-type="float">
            <text:p>187231</text:p>
          </table:table-cell>
          <table:table-cell table:formula="of:=[.M81]/[.G81]" office:value-type="float" office:value="0.664349634171439" calcext:value-type="float">
            <text:p>0,6643496342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921" calcext:value-type="float">
            <text:p>392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01432" calcext:value-type="float">
            <text:p>301432</text:p>
          </table:table-cell>
          <table:table-cell table:number-columns-repeated="3"/>
          <table:table-cell table:formula="of:=[.C82]/[.G82]" office:value-type="float" office:value="0.0130079089147801" calcext:value-type="float">
            <text:p>0,0130079089</text:p>
          </table:table-cell>
          <table:table-cell/>
          <table:table-cell office:value-type="float" office:value="190172" calcext:value-type="float">
            <text:p>190172</text:p>
          </table:table-cell>
          <table:table-cell table:formula="of:=[.M82]/[.G82]" office:value-type="float" office:value="0.630895193609172" calcext:value-type="float">
            <text:p>0,6308951936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411" calcext:value-type="float">
            <text:p>441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42603" calcext:value-type="float">
            <text:p>342603</text:p>
          </table:table-cell>
          <table:table-cell table:number-columns-repeated="3"/>
          <table:table-cell table:formula="of:=[.C83]/[.G83]" office:value-type="float" office:value="0.0128749602309379" calcext:value-type="float">
            <text:p>0,0128749602</text:p>
          </table:table-cell>
          <table:table-cell/>
          <table:table-cell office:value-type="float" office:value="204386" calcext:value-type="float">
            <text:p>204386</text:p>
          </table:table-cell>
          <table:table-cell table:formula="of:=[.M83]/[.G83]" office:value-type="float" office:value="0.596568039392533" calcext:value-type="float">
            <text:p>0,596568039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411" calcext:value-type="float">
            <text:p>441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42603" calcext:value-type="float">
            <text:p>342603</text:p>
          </table:table-cell>
          <table:table-cell table:number-columns-repeated="3"/>
          <table:table-cell table:formula="of:=[.C84]/[.G84]" office:value-type="float" office:value="0.0128749602309379" calcext:value-type="float">
            <text:p>0,0128749602</text:p>
          </table:table-cell>
          <table:table-cell/>
          <table:table-cell office:value-type="float" office:value="213698" calcext:value-type="float">
            <text:p>213698</text:p>
          </table:table-cell>
          <table:table-cell table:formula="of:=[.M84]/[.G84]" office:value-type="float" office:value="0.623748186676707" calcext:value-type="float">
            <text:p>0,6237481867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411" calcext:value-type="float">
            <text:p>441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50935" calcext:value-type="float">
            <text:p>350935</text:p>
          </table:table-cell>
          <table:table-cell table:number-columns-repeated="3"/>
          <table:table-cell table:formula="of:=[.C85]/[.G85]" office:value-type="float" office:value="0.0125692792112499" calcext:value-type="float">
            <text:p>0,0125692792</text:p>
          </table:table-cell>
          <table:table-cell/>
          <table:table-cell office:value-type="float" office:value="223991" calcext:value-type="float">
            <text:p>223991</text:p>
          </table:table-cell>
          <table:table-cell table:formula="of:=[.M85]/[.G85]" office:value-type="float" office:value="0.638269195150099" calcext:value-type="float">
            <text:p>0,6382691952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4411" calcext:value-type="float">
            <text:p>441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53876" calcext:value-type="float">
            <text:p>353876</text:p>
          </table:table-cell>
          <table:table-cell table:number-columns-repeated="3"/>
          <table:table-cell table:formula="of:=[.C86]/[.G86]" office:value-type="float" office:value="0.0124648181849009" calcext:value-type="float">
            <text:p>0,0124648182</text:p>
          </table:table-cell>
          <table:table-cell/>
          <table:table-cell office:value-type="float" office:value="234773" calcext:value-type="float">
            <text:p>234773</text:p>
          </table:table-cell>
          <table:table-cell table:formula="of:=[.M86]/[.G86]" office:value-type="float" office:value="0.663432953916061" calcext:value-type="float">
            <text:p>0,6634329539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411" calcext:value-type="float">
            <text:p>441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63678" calcext:value-type="float">
            <text:p>363678</text:p>
          </table:table-cell>
          <table:table-cell table:number-columns-repeated="3"/>
          <table:table-cell table:formula="of:=[.C87]/[.G87]" office:value-type="float" office:value="0.0121288612453874" calcext:value-type="float">
            <text:p>0,0121288612</text:p>
          </table:table-cell>
          <table:table-cell/>
          <table:table-cell office:value-type="float" office:value="237224" calcext:value-type="float">
            <text:p>237224</text:p>
          </table:table-cell>
          <table:table-cell table:formula="of:=[.M87]/[.G87]" office:value-type="float" office:value="0.652291312644702" calcext:value-type="float">
            <text:p>0,6522913126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4901" calcext:value-type="float">
            <text:p>490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70051" calcext:value-type="float">
            <text:p>370051</text:p>
          </table:table-cell>
          <table:table-cell table:number-columns-repeated="3"/>
          <table:table-cell table:formula="of:=[.C88]/[.G88]" office:value-type="float" office:value="0.0132441204050253" calcext:value-type="float">
            <text:p>0,0132441204</text:p>
          </table:table-cell>
          <table:table-cell/>
          <table:table-cell office:value-type="float" office:value="251438" calcext:value-type="float">
            <text:p>251438</text:p>
          </table:table-cell>
          <table:table-cell table:formula="of:=[.M88]/[.G88]" office:value-type="float" office:value="0.679468505692459" calcext:value-type="float">
            <text:p>0,6794685057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4901" calcext:value-type="float">
            <text:p>490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81323" calcext:value-type="float">
            <text:p>381323</text:p>
          </table:table-cell>
          <table:table-cell table:number-columns-repeated="3"/>
          <table:table-cell table:formula="of:=[.C89]/[.G89]" office:value-type="float" office:value="0.0128526210063385" calcext:value-type="float">
            <text:p>0,012852621</text:p>
          </table:table-cell>
          <table:table-cell/>
          <table:table-cell office:value-type="float" office:value="252418" calcext:value-type="float">
            <text:p>252418</text:p>
          </table:table-cell>
          <table:table-cell table:formula="of:=[.M89]/[.G89]" office:value-type="float" office:value="0.661953252229737" calcext:value-type="float">
            <text:p>0,6619532522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4902" calcext:value-type="float">
            <text:p>490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85735" calcext:value-type="float">
            <text:p>385735</text:p>
          </table:table-cell>
          <table:table-cell table:number-columns-repeated="3"/>
          <table:table-cell table:formula="of:=[.C90]/[.G90]" office:value-type="float" office:value="0.0127082064111372" calcext:value-type="float">
            <text:p>0,0127082064</text:p>
          </table:table-cell>
          <table:table-cell/>
          <table:table-cell office:value-type="float" office:value="255850" calcext:value-type="float">
            <text:p>255850</text:p>
          </table:table-cell>
          <table:table-cell table:formula="of:=[.M90]/[.G90]" office:value-type="float" office:value="0.663279194265493" calcext:value-type="float">
            <text:p>0,6632791943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902" calcext:value-type="float">
            <text:p>490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86715" calcext:value-type="float">
            <text:p>386715</text:p>
          </table:table-cell>
          <table:table-cell table:number-columns-repeated="3"/>
          <table:table-cell table:formula="of:=[.C91]/[.G91]" office:value-type="float" office:value="0.0126760017066832" calcext:value-type="float">
            <text:p>0,0126760017</text:p>
          </table:table-cell>
          <table:table-cell/>
          <table:table-cell office:value-type="float" office:value="266632" calcext:value-type="float">
            <text:p>266632</text:p>
          </table:table-cell>
          <table:table-cell table:formula="of:=[.M91]/[.G91]" office:value-type="float" office:value="0.689479332324839" calcext:value-type="float">
            <text:p>0,6894793323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4902" calcext:value-type="float">
            <text:p>490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408771" calcext:value-type="float">
            <text:p>408771</text:p>
          </table:table-cell>
          <table:table-cell table:number-columns-repeated="3"/>
          <table:table-cell table:formula="of:=[.C92]/[.G92]" office:value-type="float" office:value="0.011992044445423" calcext:value-type="float">
            <text:p>0,0119920444</text:p>
          </table:table-cell>
          <table:table-cell/>
          <table:table-cell office:value-type="float" office:value="269573" calcext:value-type="float">
            <text:p>269573</text:p>
          </table:table-cell>
          <table:table-cell table:formula="of:=[.M92]/[.G92]" office:value-type="float" office:value="0.659471929270912" calcext:value-type="float">
            <text:p>0,6594719293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902" calcext:value-type="float">
            <text:p>490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411222" calcext:value-type="float">
            <text:p>411222</text:p>
          </table:table-cell>
          <table:table-cell table:number-columns-repeated="3"/>
          <table:table-cell table:formula="of:=[.C93]/[.G93]" office:value-type="float" office:value="0.011920568452077" calcext:value-type="float">
            <text:p>0,0119205685</text:p>
          </table:table-cell>
          <table:table-cell/>
          <table:table-cell office:value-type="float" office:value="275455" calcext:value-type="float">
            <text:p>275455</text:p>
          </table:table-cell>
          <table:table-cell table:formula="of:=[.M93]/[.G93]" office:value-type="float" office:value="0.669844998565252" calcext:value-type="float">
            <text:p>0,6698449986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5391" calcext:value-type="float">
            <text:p>539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21024" calcext:value-type="float">
            <text:p>421024</text:p>
          </table:table-cell>
          <table:table-cell table:number-columns-repeated="3"/>
          <table:table-cell table:formula="of:=[.C94]/[.G94]" office:value-type="float" office:value="0.012804495705708" calcext:value-type="float">
            <text:p>0,0128044957</text:p>
          </table:table-cell>
          <table:table-cell/>
          <table:table-cell office:value-type="float" office:value="280846" calcext:value-type="float">
            <text:p>280846</text:p>
          </table:table-cell>
          <table:table-cell table:formula="of:=[.M94]/[.G94]" office:value-type="float" office:value="0.667054609713461" calcext:value-type="float">
            <text:p>0,6670546097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5391" calcext:value-type="float">
            <text:p>539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24455" calcext:value-type="float">
            <text:p>424455</text:p>
          </table:table-cell>
          <table:table-cell table:number-columns-repeated="3"/>
          <table:table-cell table:formula="of:=[.C95]/[.G95]" office:value-type="float" office:value="0.0127009930381313" calcext:value-type="float">
            <text:p>0,012700993</text:p>
          </table:table-cell>
          <table:table-cell/>
          <table:table-cell office:value-type="float" office:value="283787" calcext:value-type="float">
            <text:p>283787</text:p>
          </table:table-cell>
          <table:table-cell table:formula="of:=[.M95]/[.G95]" office:value-type="float" office:value="0.668591487908023" calcext:value-type="float">
            <text:p>0,6685914879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392" calcext:value-type="float">
            <text:p>5392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432297" calcext:value-type="float">
            <text:p>432297</text:p>
          </table:table-cell>
          <table:table-cell table:number-columns-repeated="3"/>
          <table:table-cell table:formula="of:=[.C96]/[.G96]" office:value-type="float" office:value="0.0124729063583601" calcext:value-type="float">
            <text:p>0,0124729064</text:p>
          </table:table-cell>
          <table:table-cell/>
          <table:table-cell office:value-type="float" office:value="294079" calcext:value-type="float">
            <text:p>294079</text:p>
          </table:table-cell>
          <table:table-cell table:formula="of:=[.M96]/[.G96]" office:value-type="float" office:value="0.680270739792319" calcext:value-type="float">
            <text:p>0,6802707398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5392" calcext:value-type="float">
            <text:p>539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38669" calcext:value-type="float">
            <text:p>438669</text:p>
          </table:table-cell>
          <table:table-cell table:number-columns-repeated="3"/>
          <table:table-cell table:formula="of:=[.C97]/[.G97]" office:value-type="float" office:value="0.0122917279315384" calcext:value-type="float">
            <text:p>0,0122917279</text:p>
          </table:table-cell>
          <table:table-cell/>
          <table:table-cell office:value-type="float" office:value="300941" calcext:value-type="float">
            <text:p>300941</text:p>
          </table:table-cell>
          <table:table-cell table:formula="of:=[.M97]/[.G97]" office:value-type="float" office:value="0.686032065178985" calcext:value-type="float">
            <text:p>0,6860320652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5881" calcext:value-type="float">
            <text:p>588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42100" calcext:value-type="float">
            <text:p>442100</text:p>
          </table:table-cell>
          <table:table-cell table:number-columns-repeated="3"/>
          <table:table-cell table:formula="of:=[.C98]/[.G98]" office:value-type="float" office:value="0.0133024202669079" calcext:value-type="float">
            <text:p>0,0133024203</text:p>
          </table:table-cell>
          <table:table-cell/>
          <table:table-cell office:value-type="float" office:value="301922" calcext:value-type="float">
            <text:p>301922</text:p>
          </table:table-cell>
          <table:table-cell table:formula="of:=[.M98]/[.G98]" office:value-type="float" office:value="0.682926939606424" calcext:value-type="float">
            <text:p>0,6829269396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881" calcext:value-type="float">
            <text:p>588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56803" calcext:value-type="float">
            <text:p>456803</text:p>
          </table:table-cell>
          <table:table-cell table:number-columns-repeated="3"/>
          <table:table-cell table:formula="of:=[.C99]/[.G99]" office:value-type="float" office:value="0.0128742587067073" calcext:value-type="float">
            <text:p>0,0128742587</text:p>
          </table:table-cell>
          <table:table-cell/>
          <table:table-cell office:value-type="float" office:value="319077" calcext:value-type="float">
            <text:p>319077</text:p>
          </table:table-cell>
          <table:table-cell table:formula="of:=[.M99]/[.G99]" office:value-type="float" office:value="0.698500228763822" calcext:value-type="float">
            <text:p>0,6985002288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5881" calcext:value-type="float">
            <text:p>588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60725" calcext:value-type="float">
            <text:p>460725</text:p>
          </table:table-cell>
          <table:table-cell table:number-columns-repeated="3"/>
          <table:table-cell table:formula="of:=[.C100]/[.G100]" office:value-type="float" office:value="0.0127646643876499" calcext:value-type="float">
            <text:p>0,0127646644</text:p>
          </table:table-cell>
          <table:table-cell/>
          <table:table-cell office:value-type="float" office:value="342603" calcext:value-type="float">
            <text:p>342603</text:p>
          </table:table-cell>
          <table:table-cell table:formula="of:=[.M100]/[.G100]" office:value-type="float" office:value="0.743617125183135" calcext:value-type="float">
            <text:p>0,743617125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5881" calcext:value-type="float">
            <text:p>588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80330" calcext:value-type="float">
            <text:p>480330</text:p>
          </table:table-cell>
          <table:table-cell table:number-columns-repeated="3"/>
          <table:table-cell table:formula="of:=[.C101]/[.G101]" office:value-type="float" office:value="0.0122436658130868" calcext:value-type="float">
            <text:p>0,0122436658</text:p>
          </table:table-cell>
          <table:table-cell/>
          <table:table-cell office:value-type="float" office:value="344074" calcext:value-type="float">
            <text:p>344074</text:p>
          </table:table-cell>
          <table:table-cell table:formula="of:=[.M101]/[.G101]" office:value-type="float" office:value="0.716328357587492" calcext:value-type="float">
            <text:p>0,7163283576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882" calcext:value-type="float">
            <text:p>588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81800" calcext:value-type="float">
            <text:p>481800</text:p>
          </table:table-cell>
          <table:table-cell table:number-columns-repeated="3"/>
          <table:table-cell table:formula="of:=[.C102]/[.G102]" office:value-type="float" office:value="0.0122083852220839" calcext:value-type="float">
            <text:p>0,0122083852</text:p>
          </table:table-cell>
          <table:table-cell/>
          <table:table-cell office:value-type="float" office:value="375442" calcext:value-type="float">
            <text:p>375442</text:p>
          </table:table-cell>
          <table:table-cell table:formula="of:=[.M102]/[.G102]" office:value-type="float" office:value="0.779248650892487" calcext:value-type="float">
            <text:p>0,7792486509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882" calcext:value-type="float">
            <text:p>588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502877" calcext:value-type="float">
            <text:p>502877</text:p>
          </table:table-cell>
          <table:table-cell table:number-columns-repeated="3"/>
          <table:table-cell table:formula="of:=[.C103]/[.G103]" office:value-type="float" office:value="0.0116966972042865" calcext:value-type="float">
            <text:p>0,0116966972</text:p>
          </table:table-cell>
          <table:table-cell/>
          <table:table-cell office:value-type="float" office:value="377893" calcext:value-type="float">
            <text:p>377893</text:p>
          </table:table-cell>
          <table:table-cell table:formula="of:=[.M103]/[.G103]" office:value-type="float" office:value="0.751462087150536" calcext:value-type="float">
            <text:p>0,751462087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882" calcext:value-type="float">
            <text:p>5882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07287" calcext:value-type="float">
            <text:p>507287</text:p>
          </table:table-cell>
          <table:table-cell table:number-columns-repeated="3"/>
          <table:table-cell table:formula="of:=[.C104]/[.G104]" office:value-type="float" office:value="0.0115950142621435" calcext:value-type="float">
            <text:p>0,0115950143</text:p>
          </table:table-cell>
          <table:table-cell/>
          <table:table-cell office:value-type="float" office:value="449452" calcext:value-type="float">
            <text:p>449452</text:p>
          </table:table-cell>
          <table:table-cell table:formula="of:=[.M104]/[.G104]" office:value-type="float" office:value="0.885991559018859" calcext:value-type="float">
            <text:p>0,885991559</text:p>
          </table:table-cell>
          <table:table-cell/>
        </table:table-row>
      </table:table>
      <table:named-expressions/>
      <table:database-ranges>
        <table:database-range table:name="__Anonymous_Sheet_DB__0" table:target-range-address="Hoja1.J57:Hoja1.J10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 style:data-style-name="N2" text:time-value="19:51:53.30960957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00:33:53.257780942</meta:creation-date>
    <dc:date>2016-10-07T00:00:14.655511731</dc:date>
    <meta:editing-duration>P1DT5H7M35S</meta:editing-duration>
    <meta:editing-cycles>5</meta:editing-cycles>
    <meta:generator>LibreOffice/4.2.8.2$Linux_x86 LibreOffice_project/420m0$Build-2</meta:generator>
    <meta:document-statistic meta:table-count="1" meta:cell-count="739" meta:object-count="0"/>
  </office:meta>
</office:document-meta>
</file>